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Console" svg:font-family="'Lucida Console', Monaco, Courier, monospace"/>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ff47" officeooo:paragraph-rsid="0013ff47"/>
    </style:style>
    <style:style style:name="P2" style:family="paragraph" style:parent-style-name="Standard">
      <style:text-properties fo:font-variant="normal" fo:text-transform="none" fo:color="#c7254e" style:font-name="Lucida Console" fo:font-size="11.25pt" fo:letter-spacing="normal" fo:font-style="normal" fo:font-weight="normal" officeooo:rsid="00157467" officeooo:paragraph-rsid="00157467"/>
    </style:style>
    <style:style style:name="P3" style:family="paragraph" style:parent-style-name="Standard">
      <style:text-properties officeooo:rsid="0013ff47" officeooo:paragraph-rsid="0013ff47"/>
    </style:style>
    <style:style style:name="P4" style:family="paragraph" style:parent-style-name="Standard">
      <style:text-properties fo:font-variant="normal" fo:text-transform="none" fo:color="#c7254e" style:font-name="Lucida Console" fo:font-size="11.25pt" fo:letter-spacing="normal" fo:font-style="normal" fo:font-weight="normal" officeooo:rsid="0013ff47" officeooo:paragraph-rsid="0013ff47"/>
    </style:style>
    <style:style style:name="P5" style:family="paragraph" style:parent-style-name="Standard" style:list-style-name="L3">
      <style:text-properties fo:font-variant="normal" fo:text-transform="none" fo:color="#c7254e" style:font-name="Lucida Console" fo:font-size="11.25pt" fo:letter-spacing="normal" fo:font-style="normal" fo:font-weight="normal" officeooo:rsid="00157467" officeooo:paragraph-rsid="00157467"/>
    </style:style>
    <style:style style:name="P6" style:family="paragraph" style:parent-style-name="Standard" style:list-style-name="L3">
      <style:text-properties fo:font-variant="normal" fo:text-transform="none" fo:color="#c7254e" style:font-name="Lucida Console" fo:font-size="11.25pt" fo:letter-spacing="normal" fo:font-style="normal" fo:font-weight="normal" officeooo:rsid="00165133" officeooo:paragraph-rsid="00165133"/>
    </style:style>
    <style:style style:name="P7" style:family="paragraph" style:parent-style-name="Standard">
      <style:text-properties fo:font-variant="normal" fo:text-transform="none" fo:color="#c7254e" style:font-name="Lucida Console" fo:font-size="11.25pt" fo:letter-spacing="normal" fo:font-style="normal" fo:font-weight="normal" officeooo:rsid="00165133" officeooo:paragraph-rsid="00165133"/>
    </style:style>
    <style:style style:name="P8" style:family="paragraph" style:parent-style-name="Standard" style:list-style-name="L5">
      <style:text-properties fo:font-variant="normal" fo:text-transform="none" fo:color="#c7254e" style:font-name="Lucida Console" fo:font-size="11.25pt" fo:letter-spacing="normal" fo:font-style="normal" fo:font-weight="normal" officeooo:rsid="00165133" officeooo:paragraph-rsid="00194e04"/>
    </style:style>
    <style:style style:name="P9" style:family="paragraph" style:parent-style-name="Standard" style:list-style-name="L5">
      <style:text-properties fo:font-variant="normal" fo:text-transform="none" fo:color="#c7254e" style:font-name="Lucida Console" fo:font-size="11.25pt" fo:letter-spacing="normal" fo:font-style="normal" fo:font-weight="normal" officeooo:rsid="00165133" officeooo:paragraph-rsid="001b4953"/>
    </style:style>
    <style:style style:name="P10" style:family="paragraph" style:parent-style-name="Standard" style:list-style-name="L3">
      <style:text-properties fo:font-variant="normal" fo:text-transform="none" fo:color="#c7254e" style:font-name="Lucida Console" fo:font-size="11.25pt" fo:letter-spacing="normal" fo:font-style="normal" fo:font-weight="normal" officeooo:rsid="0017cf6c" officeooo:paragraph-rsid="0017cf6c"/>
    </style:style>
    <style:style style:name="P11" style:family="paragraph" style:parent-style-name="Standard">
      <style:text-properties fo:font-size="18pt" fo:font-weight="bold" officeooo:rsid="001d4647" officeooo:paragraph-rsid="001d4647" style:font-size-asian="18pt" style:font-weight-asian="bold" style:font-size-complex="18pt" style:font-weight-complex="bold"/>
    </style:style>
    <style:style style:name="P12" style:family="paragraph" style:parent-style-name="Standard">
      <style:paragraph-properties fo:margin-left="0.4925in" fo:margin-right="0in" fo:text-indent="0in" style:auto-text-indent="false"/>
      <style:text-properties officeooo:rsid="0013ff47" officeooo:paragraph-rsid="0013ff47"/>
    </style:style>
    <style:style style:name="P13" style:family="paragraph" style:parent-style-name="Standard">
      <style:paragraph-properties fo:margin-left="0.4925in" fo:margin-right="0in" fo:text-indent="0in" style:auto-text-indent="false"/>
      <style:text-properties officeooo:rsid="0013ff47" officeooo:paragraph-rsid="001880db"/>
    </style:style>
    <style:style style:name="P14" style:family="paragraph" style:parent-style-name="Standard">
      <style:paragraph-properties fo:margin-left="0.4925in" fo:margin-right="0in" fo:text-indent="0in" style:auto-text-indent="false"/>
      <style:text-properties fo:font-variant="normal" fo:text-transform="none" fo:color="#c7254e" style:font-name="Lucida Console" fo:font-size="11.25pt" fo:letter-spacing="normal" fo:font-style="normal" fo:font-weight="normal" officeooo:rsid="001880db" officeooo:paragraph-rsid="001880db"/>
    </style:style>
    <style:style style:name="P15" style:family="paragraph" style:parent-style-name="Standard" style:list-style-name="L1">
      <style:paragraph-properties fo:margin-left="0.9846in" fo:margin-right="0in" fo:text-indent="-0.25in" style:auto-text-indent="false"/>
      <style:text-properties officeooo:rsid="0013ff47" officeooo:paragraph-rsid="0013ff47"/>
    </style:style>
    <style:style style:name="P16" style:family="paragraph" style:parent-style-name="Standard" style:list-style-name="L2">
      <style:paragraph-properties fo:margin-left="0.9846in" fo:margin-right="0in" fo:text-indent="-0.25in" style:auto-text-indent="false"/>
      <style:text-properties fo:font-variant="normal" fo:text-transform="none" fo:color="#c7254e" style:font-name="Lucida Console" fo:font-size="11.25pt" fo:letter-spacing="normal" fo:font-style="normal" fo:font-weight="normal" officeooo:rsid="0013ff47" officeooo:paragraph-rsid="001880db"/>
    </style:style>
    <style:style style:name="P17" style:family="paragraph" style:parent-style-name="Standard" style:list-style-name="L4">
      <style:paragraph-properties fo:margin-left="0.9846in" fo:margin-right="0in" fo:text-indent="-0.25in" style:auto-text-indent="false"/>
      <style:text-properties fo:font-variant="normal" fo:text-transform="none" fo:color="#c7254e" style:font-name="Lucida Console" fo:font-size="11.25pt" fo:letter-spacing="normal" fo:font-style="normal" fo:font-weight="normal" officeooo:rsid="001880db" officeooo:paragraph-rsid="001880db"/>
    </style:style>
    <style:style style:name="P18" style:family="paragraph" style:parent-style-name="Text_20_body">
      <style:paragraph-properties fo:margin-left="0in" fo:margin-right="0in" fo:margin-top="0in" fo:margin-bottom="0in" style:contextual-spacing="false" style:line-height-at-least="0.2602in" fo:widows="1" fo:text-indent="0in" style:auto-text-indent="false" fo:padding="0in" fo:border="none"/>
      <style:text-properties fo:font-variant="normal" fo:text-transform="none" fo:color="#4f4f4f" style:font-name="Open Sans" fo:font-size="11.25pt" fo:letter-spacing="normal" fo:font-style="normal" fo:font-weight="normal"/>
    </style:style>
    <style:style style:name="P19" style:family="paragraph" style:parent-style-name="Heading_20_3">
      <style:text-properties fo:font-variant="normal" fo:text-transform="none" fo:color="#2e3d49" style:font-name="Open Sans" fo:font-size="13.5pt" fo:letter-spacing="normal" fo:font-style="normal" fo:font-weight="bold" officeooo:rsid="0013ff47" officeooo:paragraph-rsid="0013ff47"/>
    </style:style>
    <style:style style:name="T1" style:family="text">
      <style:text-properties fo:font-weight="bold" style:font-weight-asian="bold" style:font-weight-complex="bold"/>
    </style:style>
    <style:style style:name="T2" style:family="text">
      <style:text-properties officeooo:rsid="0017cf6c"/>
    </style:style>
    <style:style style:name="T3" style:family="text">
      <style:text-properties fo:color="#4f4f4f" style:font-name="Open Sans" fo:font-style="italic" fo:padding="0in" fo:border="none"/>
    </style:style>
    <style:style style:name="T4" style:family="text">
      <style:text-properties fo:color="#4f4f4f" style:font-name="Open Sans" fo:font-style="italic" officeooo:rsid="00194e04" fo:padding="0in" fo:border="none"/>
    </style:style>
    <style:style style:name="T5" style:family="text">
      <style:text-properties fo:color="#4f4f4f" style:font-name="Open Sans" fo:font-style="italic" officeooo:rsid="001b4953" fo:padding="0in"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3"><text:bookmark text:name="goal"/>Goal</text:h>
      <text:p text:style-name="P18">Design the AI driving agent for the smartcab. It should receive the above-mentioned inputs at each time step t, and generate an output move. Based on the rewards and penalties it gets, the agent should learn an optimal policy for driving on city roads, obeying traffic rules correctly, and trying to reach the destination within a goal time.</text:p>
      <text:p text:style-name="P1"/>
      <text:p text:style-name="P11">Find these for primary agent in the code</text:p>
      <text:p text:style-name="P12">Driving agent <text:span text:style-name="T1">state</text:span> includes:</text:p>
      <text:list xml:id="list3990720774270251402" text:style-name="L1">
        <text:list-item>
          <text:p text:style-name="P15">next location</text:p>
        </text:list-item>
        <text:list-item>
          <text:p text:style-name="P15">intersection state (traffic light and presence of cars)</text:p>
        </text:list-item>
        <text:list-item>
          <text:p text:style-name="P15">current deadline value (time steps remaining)</text:p>
        </text:list-item>
      </text:list>
      <text:p text:style-name="P12"/>
      <text:p text:style-name="P13">Actions: </text:p>
      <text:list xml:id="list3728920227090646897" text:style-name="L2">
        <text:list-item>
          <text:p text:style-name="P16">None</text:p>
        </text:list-item>
        <text:list-item>
          <text:p text:style-name="P16">'forward'</text:p>
        </text:list-item>
        <text:list-item>
          <text:p text:style-name="P16">'left'</text:p>
        </text:list-item>
        <text:list-item>
          <text:p text:style-name="P16">'right'</text:p>
        </text:list-item>
      </text:list>
      <text:p text:style-name="P14">Rewards: </text:p>
      <text:list xml:id="list4534694364923977927" text:style-name="L4">
        <text:list-item>
          <text:p text:style-name="P17"/>
        </text:list-item>
      </text:list>
      <text:p text:style-name="P1">Random move strategy – try to impose the epsilon greedy strategy</text:p>
      <text:p text:style-name="P1"/>
      <text:p text:style-name="P4"><text:span text:style-name="Emphasis"><text:span text:style-name="T3">In your report, mention what you see in the agent’s behavior. Does it eventually make it to the target location?</text:span></text:span></text:p>
      <text:p text:style-name="P2">When agent given unlimited time to reach destination:</text:p>
      <text:list xml:id="list17491328768407677" text:style-name="L3">
        <text:list-item>
          <text:p text:style-name="P5">mention what you see in the agents behavior </text:p>
          <text:list>
            <text:list-item>
              <text:p text:style-name="P10">The agent has no state, no action, and reward of 0.0 at every time step. </text:p>
            </text:list-item>
          </text:list>
        </text:list-item>
        <text:list-item>
          <text:p text:style-name="P5">does he make it to target location</text:p>
          <text:list>
            <text:list-item>
              <text:p text:style-name="P6">Initially there is no q training being implemented with the agent. Nor any other forms of getting to the target location. <text:span text:style-name="T2">Overall since the agent has no action, it remains still and only 'reaches' target destination, if it is randomly selected to start there.</text:span></text:p>
            </text:list-item>
          </text:list>
        </text:list-item>
      </text:list>
      <text:p text:style-name="P7"><text:span text:style-name="Emphasis"><text:span text:style-name="T3">Justify why you picked these set of states, and how they model the agent and its environment.</text:span></text:span></text:p>
      <text:list xml:id="list927742450273622510" text:style-name="L5">
        <text:list-item>
          <text:p text:style-name="P8"><text:span text:style-name="Emphasis"><text:span text:style-name="T4">Next location </text:span></text:span></text:p>
        </text:list-item>
        <text:list-item>
          <text:p text:style-name="P8"><text:span text:style-name="Emphasis"><text:span text:style-name="T4">intersection states</text:span></text:span></text:p>
        </text:list-item>
        <text:list-item>
          <text:p text:style-name="P8"><text:span text:style-name="Emphasis"><text:span text:style-name="T4">Although it is important for the current deadline to be met, it isn't a valuable addition to the state because the agent should attempt to find the fastest route every single time. </text:span></text:span><text:span text:style-name="Emphasis"><text:span text:style-name="T5">By understanding the destination coordinate, next location, and intersection state, the agent should develop a policy to arrive at the destination while avoiding any slower/longer paths. </text:span></text:span></text:p>
        </text:list-item>
        <text:list-item>
          <text:p text:style-name="P9"><text:span text:style-name="Emphasis"><text:span text:style-name="T5">They model the agents environments since it uses the state set in order to meet the objective of reaching the destination before the deadline. </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Console" svg:font-family="'Lucida Console', Monaco, Courier, monospace"/>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20:43:12.593381210</meta:creation-date>
    <meta:generator>LibreOffice/4.2.8.2$Linux_X86_64 LibreOffice_project/420m0$Build-2</meta:generator>
    <dc:date>2016-07-15T17:32:09.031455593</dc:date>
    <meta:editing-duration>PT1H34M42S</meta:editing-duration>
    <meta:editing-cycles>7</meta:editing-cycles>
    <meta:document-statistic meta:table-count="0" meta:image-count="0" meta:object-count="0" meta:page-count="1" meta:paragraph-count="26" meta:word-count="324" meta:character-count="1863" meta:non-whitespace-character-count="1572"/>
  </office:meta>
</office:document-meta>
</file>